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4.5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28cm" fo:min-width="7.601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295cm" fo:min-width="5.744cm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68cm" fo:min-width="3.00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17cm" fo:min-width="1.7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18cm" fo:min-width="1.79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21cm" fo:min-width="2.23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212cm" fo:min-width="3.09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5.906cm" fo:min-width="11.35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512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896cm" fo:min-width="4.893cm" fo:padding-top="0.134cm" fo:padding-bottom="0.134cm" fo:padding-left="0.259cm" fo:padding-right="0.259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52cm" fo:min-width="1.338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943cm" fo:min-width="5.425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2.573cm" fo:min-width="5.41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225cm" fo:min-width="2.1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909cm" fo:min-width="7.6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center"/>
      <style:text-properties fo:font-size="14pt" style:font-size-asian="13pt" style:font-size-complex="13pt"/>
    </style:style>
    <style:style style:name="P5" style:family="paragraph">
      <loext:graphic-properties draw:fill-color="#ffffff"/>
      <style:paragraph-properties fo:text-align="center"/>
      <style:text-properties fo:font-size="16.200000762939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9.3999996185303pt"/>
    </style:style>
    <style:style style:name="P7" style:family="paragraph">
      <loext:graphic-properties draw:fill-color="#ffffff"/>
      <style:paragraph-properties fo:text-align="center"/>
      <style:text-properties fo:font-size="19.3999996185303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9.3999996185303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7pt" style:font-size-asian="17pt" style:font-size-complex="17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2.456cm" svg:y="2.27cm">
          <text:p text:style-name="P1">Sanitar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01cm" svg:height="2.378cm" draw:transform="skewX (-0.0113446401379631) translate (44.969cm 17.937cm)">
          <text:p text:style-name="P1"><text:span text:style-name="T1">Airtight, lightweight, </text:span></text:p>
          <text:p text:style-name="P1"><text:span text:style-name="T1">and Removable is provide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35cm" svg:height="1.651cm" svg:x="11.762cm" svg:y="17.318cm">
          <text:p text:style-name="P1">FlowStorageDe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2.483cm" svg:y="10.706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53cm" svg:height="2.286cm" svg:x="2.61cm" svg:y="6.615cm">
          <text:p text:style-name="P1">Attribu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4.953cm" svg:height="2.286cm" svg:x="2.61cm" svg:y="15.035cm">
          <text:p text:style-name="P1">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227cm" svg:height="1.367cm" draw:transform="skewX (-0.0307177948351002) rotate (-0.030194196059502) translate (9.973cm 13.798cm)">
          <text:p text:style-name="P1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244cm" svg:height="1.368cm" svg:x="13.682cm" svg:y="13.807cm">
          <text:p text:style-name="P1"><text:span text:style-name="T2">Classif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62cm" svg:height="1.231cm" svg:x="17.164cm" svg:y="13.944cm">
          <text:p text:style-name="P1"><text:span text:style-name="T2">Predefined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596cm" svg:height="2.462cm" svg:x="9.735cm" svg:y="9.596cm">
          <text:p text:style-name="P1"><text:span text:style-name="T1"/></text:p>
          <text:p text:style-name="P1"><text:span text:style-name="T1">Sewage</text:span></text:p>
          <text:p text:style-name="P1"><text:span text:style-name="T1">Treatment</text:span></text:p>
          <text:p text:style-name="P1"><text:span text:style-name="T1">Plant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596cm" svg:height="2.462cm" svg:x="13.54cm" svg:y="9.578cm">
          <text:p text:style-name="P1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.596cm" svg:height="2.462cm" svg:x="17.402cm" svg:y="9.549cm">
          <text:p text:style-name="P1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1.474cm" svg:y1="13.836cm" svg:x2="11.474cm" svg:y2="12.058cm">
          <text:p/>
        </draw:line>
        <draw:line draw:style-name="gr9" draw:text-style-name="P8" draw:layer="layout" svg:x1="15.194cm" svg:y1="13.836cm" svg:x2="15.194cm" svg:y2="12.058cm">
          <text:p/>
        </draw:line>
        <draw:line draw:style-name="gr9" draw:text-style-name="P8" draw:layer="layout" svg:x1="19.133cm" svg:y1="13.973cm" svg:x2="19.133cm" svg:y2="12.058cm">
          <text:p/>
        </draw:line>
        <draw:custom-shape draw:style-name="gr10" draw:text-style-name="P8" draw:layer="layout" svg:width="11.852cm" svg:height="6.156cm" svg:x="9.468cm" svg:y="9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6.023cm" svg:height="4.064cm" svg:x="11.868cm" svg:y="20.947cm">
          <text:p text:style-name="P1"><text:span text:style-name="T1"><text:s/></text:span><text:span text:style-name="T5">GetChildr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8" draw:layer="layout" svg:x1="4.996cm" svg:y1="6.588cm" svg:x2="4.996cm" svg:y2="4.81cm">
          <text:p/>
        </draw:line>
        <draw:line draw:style-name="gr9" draw:text-style-name="P8" draw:layer="layout" svg:x1="5.023cm" svg:y1="10.679cm" svg:x2="5.023cm" svg:y2="8.901cm">
          <text:p/>
        </draw:line>
        <draw:line draw:style-name="gr9" draw:text-style-name="P8" draw:layer="layout" svg:x1="5.023cm" svg:y1="15.035cm" svg:x2="5.023cm" svg:y2="13.257cm">
          <text:p/>
        </draw:line>
        <draw:line draw:style-name="gr9" draw:text-style-name="P8" draw:layer="layout" svg:x1="14.877cm" svg:y1="17.283cm" svg:x2="14.877cm" svg:y2="15.505cm">
          <text:p/>
        </draw:line>
        <draw:connector draw:style-name="gr9" draw:text-style-name="P8" draw:layer="layout" svg:x1="11.762cm" svg:y1="18.143cm" svg:x2="5.087cm" svg:y2="17.321cm" draw:start-shape="id1" draw:start-glue-point="3" draw:end-shape="id2" draw:end-glue-point="8" svg:d="M11762 18143h-6675v-822" svg:viewBox="0 0 6676 823">
          <text:p/>
        </draw:connector>
        <draw:custom-shape draw:style-name="gr12" draw:text-style-name="P2" draw:layer="layout" svg:width="5.411cm" svg:height="1.164cm" svg:x="20.787cm" svg:y="22.478cm">
          <text:p text:style-name="P1">OpeningElement</text:p>
          <draw:enhanced-geometry svg:viewBox="0 0 21600 21600" draw:type="rectangle" draw:enhanced-path="M 0 0 L 21600 0 21600 21600 0 21600 0 0 Z N"/>
        </draw:custom-shape>
        <draw:custom-shape draw:style-name="gr13" draw:text-style-name="P3" xml:id="id3" draw:id="id3" draw:layer="layout" svg:width="3.675cm" svg:height="3.002cm" svg:x="29.18cm" svg:y="21.569cm">
          <text:p text:style-name="P1"><text:span text:style-name="T1"><text:s/></text:span><text:span text:style-name="T1">Is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8" draw:layer="layout" svg:x1="14.822cm" svg:y1="18.969cm" svg:x2="14.87cm" svg:y2="20.993cm">
          <text:p/>
        </draw:line>
        <draw:line draw:style-name="gr9" draw:text-style-name="P8" draw:layer="layout" svg:x1="17.891cm" svg:y1="22.998cm" svg:x2="20.812cm" svg:y2="22.998cm">
          <text:p/>
        </draw:line>
        <draw:line draw:style-name="gr9" draw:text-style-name="P8" draw:layer="layout" svg:x1="26.234cm" svg:y1="23.088cm" svg:x2="29.162cm" svg:y2="23.088cm">
          <text:p/>
        </draw:line>
        <draw:custom-shape draw:style-name="gr14" draw:text-style-name="P9" xml:id="id5" draw:id="id5" draw:layer="layout" svg:width="5.943cm" svg:height="1.211cm" svg:x="35.731cm" svg:y="14.928cm">
          <text:p text:style-name="P1"><text:span text:style-name="T6">BuildingElementProxy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" draw:id="id4" draw:layer="layout" svg:width="5.928cm" svg:height="2.841cm" svg:x="35.78cm" svg:y="30.163cm">
          <text:p text:style-name="P1">No Cover provid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svg:x1="31.018cm" svg:y1="24.571cm" svg:x2="35.78cm" svg:y2="31.583cm" draw:start-shape="id3" draw:start-glue-point="6" draw:end-shape="id4" draw:end-glue-point="3" svg:d="M31018 24571v7012h4762" svg:viewBox="0 0 4763 7013">
          <text:p/>
        </draw:connector>
        <draw:custom-shape draw:style-name="gr5" draw:text-style-name="P4" draw:layer="layout" svg:width="3.227cm" svg:height="1.367cm" draw:transform="skewX (-0.0307177948351002) rotate (-0.030194196059502) translate (33.107cm 11.394cm)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244cm" svg:height="1.368cm" svg:x="36.816cm" svg:y="11.403cm">
          <text:p text:style-name="P1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62cm" svg:height="1.231cm" svg:x="40.298cm" svg:y="11.54cm">
          <text:p text:style-name="P1"><text:span text:style-name="T2">Predefined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596cm" svg:height="2.462cm" svg:x="32.869cm" svg:y="7.192cm">
          <text:p text:style-name="P1"><text:span text:style-name="T1"/></text:p>
          <text:p text:style-name="P1"><text:span text:style-name="T4">Cove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596cm" svg:height="2.462cm" svg:x="36.674cm" svg:y="7.174cm">
          <text:p text:style-name="P1"><text:span text:style-name="T3">??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96cm" svg:height="2.462cm" svg:x="40.536cm" svg:y="7.145cm">
          <text:p text:style-name="P1"><text:span text:style-name="T4">??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34.608cm" svg:y1="11.432cm" svg:x2="34.608cm" svg:y2="9.654cm">
          <text:p/>
        </draw:line>
        <draw:line draw:style-name="gr9" draw:text-style-name="P8" draw:layer="layout" svg:x1="38.328cm" svg:y1="11.432cm" svg:x2="38.328cm" svg:y2="9.654cm">
          <text:p/>
        </draw:line>
        <draw:line draw:style-name="gr9" draw:text-style-name="P8" draw:layer="layout" svg:x1="42.267cm" svg:y1="11.569cm" svg:x2="42.267cm" svg:y2="9.654cm">
          <text:p/>
        </draw:line>
        <draw:custom-shape draw:style-name="gr10" draw:text-style-name="P8" draw:layer="layout" svg:width="11.852cm" svg:height="6.156cm" svg:x="32.602cm" svg:y="6.918cm">
          <text:p/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31.018cm" svg:y1="21.569cm" svg:x2="35.731cm" svg:y2="15.533cm" draw:start-shape="id3" draw:start-glue-point="4" draw:end-shape="id5" draw:end-glue-point="3" svg:d="M31018 21569v-6036h4713" svg:viewBox="0 0 4714 6037">
          <text:p/>
        </draw:connector>
        <draw:line draw:style-name="gr9" draw:text-style-name="P8" draw:layer="layout" svg:x1="38.557cm" svg:y1="14.928cm" svg:x2="38.557cm" svg:y2="13.15cm">
          <text:p/>
        </draw:line>
        <draw:frame draw:style-name="gr16" draw:text-style-name="P10" draw:layer="layout" svg:width="1.844cm" svg:height="0.962cm" svg:x="33.225cm" svg:y="30.496cm">
          <draw:text-box>
            <text:p><text:span text:style-name="T7">NOT</text:span></text:p>
          </draw:text-box>
        </draw:frame>
        <draw:custom-shape draw:style-name="gr17" draw:text-style-name="P3" xml:id="id6" draw:id="id6" draw:layer="layout" svg:width="5.333cm" svg:height="2.949cm" svg:x="35.907cm" svg:y="17.609cm">
          <text:p text:style-name="P1"><text:span text:style-name="T1"><text:s/></text:span></text:p>
          <text:p text:style-name="P1"><text:span text:style-name="T1"/></text:p>
          <text:p text:style-name="P1"><text:span text:style-name="T1">Check</text:span></text:p>
          <text:p text:style-name="P1"><text:span text:style-name="T1">Provided</text:span></text:p>
          <text:p text:style-name="P1"><text:span text:style-name="T1">Cover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8" draw:layer="layout" svg:x1="38.567cm" svg:y1="16.139cm" svg:x2="38.567cm" svg:y2="17.635cm">
          <text:p/>
        </draw:line>
        <draw:line draw:style-name="gr9" draw:text-style-name="P8" draw:layer="layout" svg:x1="41.259cm" svg:y1="19.085cm" svg:x2="44.942cm" svg:y2="19.08cm">
          <text:p/>
        </draw:line>
        <draw:custom-shape draw:style-name="gr18" draw:text-style-name="P3" xml:id="id7" draw:id="id7" draw:layer="layout" svg:width="8.11cm" svg:height="2.159cm" draw:transform="skewX (-0.0120427718387609) translate (45.061cm 23.225cm)">
          <text:p text:style-name="P1"><text:span text:style-name="T1">Airtight, lightweight, </text:span></text:p>
          <text:p text:style-name="P1"><text:span text:style-name="T1">and Removable is not provided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38.574cm" svg:y1="20.558cm" svg:x2="45.074cm" svg:y2="24.304cm" draw:start-shape="id6" draw:start-glue-point="6" draw:end-shape="id7" draw:end-glue-point="3" svg:d="M38574 20558v3746h6500" svg:viewBox="0 0 6501 3747">
          <text:p/>
        </draw:connector>
        <draw:frame draw:style-name="gr16" draw:text-style-name="P10" draw:layer="layout" svg:width="1.844cm" svg:height="0.962cm" svg:x="42.502cm" svg:y="23.252cm">
          <draw:text-box>
            <text:p><text:span text:style-name="T7">N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3:20:53.823000000</meta:creation-date>
    <dc:date>2018-11-19T12:03:23.038000000</dc:date>
    <meta:editing-duration>PT3H19M18S</meta:editing-duration>
    <meta:editing-cycles>10</meta:editing-cycles>
    <meta:generator>LibreOffice/6.1.2.1$Windows_X86_64 LibreOffice_project/65905a128db06ba48db947242809d14d3f9a93fe</meta:generator>
    <meta:document-statistic meta:object-count="49"/>
  </office:meta>
</office:document-meta>
</file>